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  <table:table-cell>
            <draw:frame table:end-cell-address="Feuille1.O33" table:end-x="1.144cm" table:end-y="0.134cm" draw:z-index="0" draw:style-name="gr1" draw:text-style-name="P1" svg:width="22.609cm" svg:height="12.646cm" svg:x="1.116cm" svg:y="0.134cm">
              <draw:object draw:notify-on-update-of-ranges="Feuille1.A1:Feuille1.A20 Feuille1.B1:Feuille1.B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2">
          <table:table-cell office:value-type="string">
            <text:p>Size</text:p>
          </table:table-cell>
          <table:table-cell office:value-type="string">
            <text:p>Average access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8">
            <text:p>8</text:p>
          </table:table-cell>
          <table:table-cell table:number-columns-repeated="2"/>
          <table:table-cell>
            <draw:frame table:end-cell-address="Feuille2.Q38" table:end-x="0.799cm" table:end-y="0.194cm" draw:z-index="0" draw:style-name="gr1" draw:text-style-name="P1" svg:width="25.926cm" svg:height="14.425cm" svg:x="1.971cm" svg:y="0.221cm">
              <draw:object draw:notify-on-update-of-ranges="Feuille2.A2:Feuille2.A12 Feuille2.B2:Feuille2.B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6">
            <text:p>16</text:p>
          </table:table-cell>
          <table:table-cell table:number-columns-repeated="3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0">20/07/2020</text:date>, <text:time>00:5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aud granier</meta:initial-creator>
    <meta:creation-date>2020-07-19T16:42:48.87</meta:creation-date>
    <dc:date>2020-07-20T00:57:03.87</dc:date>
    <dc:creator>arnaud granier</dc:creator>
    <meta:editing-duration>PT3H58M4S</meta:editing-duration>
    <meta:editing-cycles>1</meta:editing-cycles>
    <meta:document-statistic meta:table-count="3" meta:cell-count="84" meta:object-count="2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1cm" svg:height="12.647cm" xlink:href=".." xlink:type="simple" chart:class="chart:scatter" chart:style-name="ch1">
        <chart:legend chart:legend-position="end" svg:x="19.678cm" svg:y="6.011cm" style:legend-expansion="high" chart:style-name="ch2"/>
        <chart:plot-area chart:style-name="ch3" table:cell-range-address="Feuille1.A1:Feuille1.B20" svg:x="0.902cm" svg:y="1.143cm" svg:width="17.872cm" svg:height="10.832cm">
          <chartooo:coordinate-region svg:x="1.523cm" svg:y="1.355cm" svg:width="17.064cm" svg:height="9.9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1:Feuille1.B20" chart:class="chart:scatter">
            <chart:domain table:cell-range-address="Feuille1.A1:Feuille1.A20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1:Feuille1.A20</svg:desc>
                </draw:g>
              </table:table-cell>
              <table:table-cell office:value-type="float" office:value="1">
                <text:p>1</text:p>
                <draw:g>
                  <svg:desc>Feuille1.B1:Feuille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927cm" svg:height="14.426cm" xlink:href=".." xlink:type="simple" chart:class="chart:scatter" chart:style-name="ch1">
        <chart:legend chart:legend-position="end" svg:x="22.995cm" svg:y="6.901cm" style:legend-expansion="high" chart:style-name="ch2"/>
        <chart:plot-area chart:style-name="ch3" table:cell-range-address="Feuille2.A2:Feuille2.B12" svg:x="0.968cm" svg:y="1.287cm" svg:width="20.991cm" svg:height="12.431cm">
          <chartooo:coordinate-region svg:x="1.589cm" svg:y="1.499cm" svg:width="19.905cm" svg:height="11.5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B2:Feuille2.B12" chart:class="chart:scatter">
            <chart:domain table:cell-range-address="Feuille2.A2:Feuille2.A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euille2.A2:Feuille2.A12</svg:desc>
                </draw:g>
              </table:table-cell>
              <table:table-cell office:value-type="float" office:value="3">
                <text:p>3</text:p>
                <draw:g>
                  <svg:desc>Feuille2.B2:Feuille2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